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2pt" fo:font-weight="normal" officeooo:rsid="001222aa" officeooo:paragraph-rsid="001222aa" style:font-size-asian="19.25pt" style:font-weight-asian="normal" style:font-size-complex="22pt" style:font-weight-complex="normal"/>
    </style:style>
    <style:style style:name="P2" style:family="paragraph" style:parent-style-name="Standard">
      <style:text-properties style:font-name="Liberation Sans" fo:font-size="22pt" fo:font-weight="normal" officeooo:rsid="001a3848" officeooo:paragraph-rsid="001a3848" style:font-size-asian="19.25pt" style:font-weight-asian="normal" style:font-size-complex="22pt" style:font-weight-complex="normal"/>
    </style:style>
    <style:style style:name="P3" style:family="paragraph" style:parent-style-name="Standard">
      <style:text-properties style:font-name="Liberation Sans" fo:font-size="22pt" fo:font-weight="normal" officeooo:rsid="001e533d" officeooo:paragraph-rsid="001e533d" style:font-size-asian="19.25pt" style:font-weight-asian="normal" style:font-size-complex="2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1222aa" officeooo:paragraph-rsid="0013c1c0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13c1c0" officeooo:paragraph-rsid="0013c1c0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13c1c0" officeooo:paragraph-rsid="0013ca6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1c0" officeooo:paragraph-rsid="0013ca6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1c0" officeooo:paragraph-rsid="0013c1c0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font-weight="normal" officeooo:rsid="0013ca62" officeooo:paragraph-rsid="0013ca62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fo:font-size="12pt" fo:font-weight="normal" officeooo:rsid="0013ca62" officeooo:paragraph-rsid="00141e6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3ca62" officeooo:paragraph-rsid="0013ca62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fo:font-weight="normal" officeooo:rsid="00141e60" officeooo:paragraph-rsid="00141e6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1e60" officeooo:paragraph-rsid="00141e6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41e60" officeooo:paragraph-rsid="00141e60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fo:font-weight="normal" officeooo:rsid="00158c36" officeooo:paragraph-rsid="00158c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8c36" officeooo:paragraph-rsid="00158c36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fo:font-weight="normal" officeooo:rsid="0017d9a8" officeooo:paragraph-rsid="0017d9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d9a8" officeooo:paragraph-rsid="0017d9a8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ans" fo:font-size="12pt" fo:font-weight="normal" officeooo:rsid="001a3848" officeooo:paragraph-rsid="001a3848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size="12pt" fo:font-weight="normal" officeooo:rsid="001b2cfd" officeooo:paragraph-rsid="001b2cfd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size="12pt" fo:font-weight="normal" officeooo:rsid="001c830b" officeooo:paragraph-rsid="001c830b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ans" fo:font-size="12pt" fo:font-weight="normal" officeooo:rsid="001e533d" officeooo:paragraph-rsid="001e533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style:font-name="Liberation Sans" fo:font-size="12pt" fo:font-weight="normal" officeooo:rsid="001f745f" officeooo:paragraph-rsid="001f745f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style:font-name="Liberation Sans" fo:font-size="12pt" fo:font-weight="normal" officeooo:rsid="00210aa7" officeooo:paragraph-rsid="00210aa7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style:font-name="Liberation Sans" fo:font-size="12pt" fo:font-weight="normal" officeooo:rsid="00272d54" officeooo:paragraph-rsid="00272d54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size="12pt" fo:font-weight="normal" officeooo:rsid="00285320" officeooo:paragraph-rsid="00285320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fo:font-weight="normal" officeooo:rsid="00297e7e" officeooo:paragraph-rsid="00297e7e" style:font-size-asian="10.5pt" style:font-weight-asian="normal" style:font-size-complex="12pt" style:font-weight-complex="normal"/>
    </style:style>
    <style:style style:name="T1" style:family="text">
      <style:text-properties officeooo:rsid="001c830b"/>
    </style:style>
    <style:style style:name="T2" style:family="text">
      <style:text-properties officeooo:rsid="001e533d"/>
    </style:style>
    <style:style style:name="T3" style:family="text">
      <style:text-properties officeooo:rsid="001f745f"/>
    </style:style>
    <style:style style:name="T4" style:family="text">
      <style:text-properties officeooo:rsid="00210aa7"/>
    </style:style>
    <style:style style:name="T5" style:family="text">
      <style:text-properties officeooo:rsid="0022a072"/>
    </style:style>
    <style:style style:name="T6" style:family="text">
      <style:text-properties officeooo:rsid="0027baea"/>
    </style:style>
    <style:style style:name="T7" style:family="text">
      <style:text-properties officeooo:rsid="00297e7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1</text:p>
      <text:p text:style-name="P19">AWL-Programm 1: zum Zeitpunkt t = 20ms wird der Ausgang A0.0 gesetzt.</text:p>
      <text:p text:style-name="P20">Der Merker M0.0 und der Merker M0.1 <text:span text:style-name="T1">sowie der Ausgang A0.0 </text:span>werden <text:span text:style-name="T1">in einem Zyklus hintereinander von Null auf Eins geändert.</text:span></text:p>
      <text:p text:style-name="P20"/>
      <text:p text:style-name="P19">AWL-Programm 2: zum Zeitpunkt t = 40ms wird der Ausgang A0.0 gesetzt.</text:p>
      <text:p text:style-name="P22"><text:span text:style-name="T3">Wenn </text:span>der Merker M0.1 gleich Eins ist, <text:span text:style-name="T3">dann soll der Ausgang A0.0 gesetzt werden</text:span>. Wegen des Netzwerks, in dem der Ausgang A0.0 gesetzt wird, liegt vor dem Netzwerk, in dem <text:s/>der Merker M0.1 gesetzt wird, wird der Ausgang A0.0 in dem zweiten Zyklus von Null auf Eins geändert. </text:p>
      <text:p text:style-name="P21"/>
      <text:p text:style-name="P19">AWL-Programm 3: zum Zeitpunkt t = 40ms wird der Ausgang A0.0 gesetzt.</text:p>
      <text:p text:style-name="P21">In dem ersten Zyklus werden der Merker M0.0 gesetzt. Wegen der Reihenfolge der Netzwerke werden der Merker 0.1 <text:span text:style-name="T2">und der Ausgang A0.0 in dem zweiten Zyklus auf Eins geändert.</text:span></text:p>
      <text:p text:style-name="P1"/>
      <text:p text:style-name="P3">Aufgabe 2</text:p>
      <text:list xml:id="list4523931185421574472" text:style-name="L1">
        <text:list-item>
          <text:p text:style-name="P23">Aus 5 Netzwerken besteht das AWL-Programm.</text:p>
        </text:list-item>
        <text:list-item>
          <text:p text:style-name="P23">Die Anfangsmarkierung des Petri-Netzes kann im SPS-Programm als Anfangswerte <text:span text:style-name="T4">entsprechender Variablen (Merker, Ein/Ausgang) gespeichert.</text:span></text:p>
        </text:list-item>
        <text:list-item>
          <text:p text:style-name="P24">Durch die verschiedene Reihenfolge <text:span text:style-name="T5">der Netzwerke im SPS-Programm können die Prioritäten der Transitionen setzen, damit im Petrinetz vorhandene Konflikt gelöst werden kann.</text:span></text:p>
        </text:list-item>
        <text:list-item>
          <text:p text:style-name="P25">Jede Transition entspricht ein Netzwerk im SPS-Programm. Um zur Programmlaufzeit eine Markierung jeweils für eine Zykluszeit der SPS bestehen zu bleiben, muss das Netzwerk der letzten Transition <text:span text:style-name="T6">auf dem ersten Platz eingestellt werden, danach haben die Netzwerke umgekehrte Reihenfolge, als die Reihenfolge die Transitionen haben.</text:span></text:p>
        </text:list-item>
      </text:list>
      <text:p text:style-name="P26">AWL-Programm:</text:p>
      <text:p text:style-name="P26">Netzwerk1: Transition t5 ist aktiviert</text:p>
      <text:p text:style-name="P26">U <text:s text:c="2"/>M0.2 <text:s text:c="4"/>M0.2 beschreibt die Stelle s4</text:p>
      <text:p text:style-name="P26">S <text:s text:c="2"/>A 0.0 <text:s text:c="5"/>A0.0 beschreibt die Stelle s5</text:p>
      <text:p text:style-name="P26"/>
      <text:p text:style-name="P26">Netzwerk2: Transition t4 ist aktiviert</text:p>
      <text:p text:style-name="P26">U <text:s text:c="2"/>M0.1 <text:s text:c="4"/>M0.1 beschreibt die Stelle s3</text:p>
      <text:p text:style-name="P26">S <text:s text:c="2"/>M0.2 <text:s text:c="4"/>M0.2 beschreibt die Stelle s4</text:p>
      <text:p text:style-name="P26"/>
      <text:p text:style-name="P26">Netzwerk3: Transition t3 ist aktiviert</text:p>
      <text:p text:style-name="P26">U <text:s text:c="2"/><text:span text:style-name="T7">E</text:span>0.0 <text:s text:c="4"/><text:span text:style-name="T7">E</text:span>0.0 beschreibt die Stelle s<text:span text:style-name="T7">1</text:span></text:p>
      <text:p text:style-name="P26">S <text:s text:c="2"/>M0.1 <text:s text:c="4"/>M0.1 beschreibt die Stelle s3</text:p>
      <text:p text:style-name="P26"/>
      <text:p text:style-name="P26">Netzwerk4: Transition t2 ist aktiviert</text:p>
      <text:p text:style-name="P26">U <text:s text:c="2"/><text:span text:style-name="T7">M0.0 <text:s text:c="3"/>M0.0 beschreibt die Stelle s2</text:span></text:p>
      <text:p text:style-name="P27">S <text:s text:c="2"/>M0.2 <text:s text:c="3"/>M0.2 beschreibt die Stelle s4</text:p>
      <text:p text:style-name="P27"/>
      <text:p text:style-name="P27">Netzwerk5: Transition t1 ist aktiviert</text:p>
      <text:p text:style-name="P27">U <text:s text:c="2"/>E0.0 <text:s text:c="4"/>E0.0 beschreibt die Stelle s1</text:p>
      <text:p text:style-name="P27">S <text:s text:c="2"/>M0.0 <text:s text:c="3"/>M0.0 beschreibt die Stelle s2</text:p>
      <text:p text:style-name="P26"/>
      <text:p text:style-name="P3"><text:soft-page-break/></text:p>
      <text:p text:style-name="P1">Aufgabe 5</text:p>
      <text:p text:style-name="P4">Um diese tote Makierung zu vermeiden, entwerfen wir eine Steuerung mit Hilfe von S-Invarianten.Zum erstens stellen wir eine algebraische Modell von dem Petri-Netz.</text:p>
      <text:p text:style-name="P4"/>
      <text:p text:style-name="P5">Modell ohne Steuerung</text:p>
      <text:p text:style-name="P5"/>
      <text:p text:style-name="P8"><text:s text:c="45"/><draw:frame draw:style-name="fr1" draw:name="Object1" text:anchor-type="as-char" svg:y="-0.386cm" svg:width="5.017cm" svg:height="0.53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text:s/></text:p>
      <text:p text:style-name="P5"/>
      <text:p text:style-name="P6">mit</text:p>
      <text:p text:style-name="P6"/>
      <text:p text:style-name="P7"><text:s text:c="35"/><draw:frame draw:style-name="fr1" draw:name="Object2" text:anchor-type="as-char" svg:y="-2.342cm" svg:width="7.098cm" svg:height="4.43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0">Die Summe von TB1,TB2,TB3 und TB4 muss kleiner als 4 sein. </text:p>
      <text:p text:style-name="P12">Forderungsgleichung</text:p>
      <text:p text:style-name="P12"/>
      <text:p text:style-name="P14"><text:s text:c="55"/><draw:frame draw:style-name="fr1" draw:name="Object3" text:anchor-type="as-char" svg:y="-0.439cm" svg:width="2.247cm" svg:height="0.56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0">Das führt sofort zu</text:p>
      <text:p text:style-name="P9"><text:s text:c="12"/></text:p>
      <text:p text:style-name="P11"><text:s text:c="39"/><draw:frame draw:style-name="fr1" draw:name="Object4" text:anchor-type="as-char" svg:y="-0.439cm" svg:width="6.53cm" svg:height="0.56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12">Durch Auflösen der Gleichung</text:p>
      <text:p text:style-name="P12"/>
      <text:p text:style-name="P13"><text:s text:c="55"/><draw:frame draw:style-name="fr1" draw:name="Object5" text:anchor-type="as-char" svg:y="-0.439cm" svg:width="2.178cm" svg:height="0.59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12">Erhält man die Kanten und ihre Gewichte, mit denen die zusätzliche Stelle<draw:frame draw:style-name="fr1" draw:name="Object6" text:anchor-type="as-char" svg:y="-0.377cm" svg:width="0.517cm" svg:height="0.533cm" draw:z-index="5"><draw:object xlink:href="./Object 6" xlink:type="simple" xlink:show="embed" xlink:actuate="onLoad"/><draw:image xlink:href="./ObjectReplacements/Object 6" xlink:type="simple" xlink:show="embed" xlink:actuate="onLoad"/></draw:frame> mit den Transitionen des ursprünglichen Netzes verbunden sein.</text:p>
      <text:p text:style-name="P12"/>
      <text:p text:style-name="P13"><text:s text:c="43"/><draw:frame draw:style-name="fr1" draw:name="Object7" text:anchor-type="as-char" svg:y="-0.443cm" svg:width="5.276cm" svg:height="0.59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15">Zur Berechnung der Anfangsmakierung der Stelle wird durch die Gleichung</text:p>
      <text:p text:style-name="P15"/>
      <text:p text:style-name="P16"><text:s text:c="51"/><draw:frame draw:style-name="fr1" draw:name="Object8" text:anchor-type="as-char" svg:y="-0.437cm" svg:width="3.597cm" svg:height="0.59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17">ausgewertet. </text:p>
      <text:p text:style-name="P17"/>
      <text:p text:style-name="P18"><text:s text:c="57"/><draw:frame draw:style-name="fr1" draw:name="Object9" text:anchor-type="as-char" svg:y="-0.386cm" svg:width="1.773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1:55:37.004779488</meta:creation-date>
    <meta:editing-duration>PT1H44M21S</meta:editing-duration>
    <meta:editing-cycles>13</meta:editing-cycles>
    <meta:generator>LibreOffice/5.1.4.2$Linux_x86 LibreOffice_project/10m0$Build-2</meta:generator>
    <dc:date>2016-11-15T13:22:27.750080372</dc:date>
    <meta:document-statistic meta:table-count="0" meta:image-count="0" meta:object-count="9" meta:page-count="2" meta:paragraph-count="48" meta:word-count="406" meta:character-count="3035" meta:non-whitespace-character-count="2216"/>
  </office:meta>
</office:document-meta>
</file>

<file path=Object 1/content.xml><?xml version="1.0" encoding="utf-8"?>
<math xmlns="http://www.w3.org/1998/Math/MathML" display="block">
  <semantics>
    <mrow>
      <munder accentunder="true">
        <mi>m</mi>
        <mo>̲</mo>
      </munder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under accentunder="true">
          <mi>m</mi>
          <mo>̲</mo>
        </munder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under accentunder="true">
            <mi>N</mi>
            <mo>̲</mo>
          </munder>
          <mo stretchy="false">∗</mo>
          <munder accentunder="true">
            <mrow>
              <mi>v</mi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  <mo>̲</mo>
          </munder>
        </mrow>
      </mrow>
    </mrow>
    <annotation encoding="StarMath 5.0">underline {m}( k+1 )= underline {m}( k )+ underline {N}* underline {v(k+1)}     
</annotation>
  </semantics>
</math>
</file>

<file path=Object 2/content.xml><?xml version="1.0" encoding="utf-8"?>
<math xmlns="http://www.w3.org/1998/Math/MathML" display="block">
  <semantics>
    <mrow>
      <munder accentunder="true">
        <mi>N</mi>
        <mo>̲</mo>
      </munder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</mtable>
        </mrow>
        <mo fence="true" stretchy="true">]</mo>
      </mrow>
    </mrow>
    <annotation encoding="StarMath 5.0">underline {N}= left [ matrix{-1#0#0#0#0#0#1##1#-1#0#0#0#0#0##0#1#-1#0#0#0#0##0#0#1#-1#0#0#0##0#0#0#1#-1#0#0##0#0#0#0#1#-1#0##1#0#0#0#0#1#-1##-1#1#0#0#0#-1#1}  right ] </annotation>
  </semantics>
</math>
</file>

<file path=Object 3/content.xml><?xml version="1.0" encoding="utf-8"?>
<math xmlns="http://www.w3.org/1998/Math/MathML" display="block">
  <semantics>
    <mrow>
      <mrow>
        <mn>3</mn>
        <mo stretchy="false">≥</mo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</mtable>
            </mrow>
            <mo fence="true" stretchy="true">]</mo>
          </mrow>
          <mo stretchy="false">∗</mo>
          <munder accentunder="true">
            <mi>m</mi>
            <mo>̲</mo>
          </munder>
        </mrow>
      </mrow>
      <mrow>
        <mo fence="true" stretchy="false">(</mo>
        <mrow>
          <mi>k</mi>
        </mrow>
        <mo fence="true" stretchy="false">)</mo>
      </mrow>
    </mrow>
    <annotation encoding="StarMath 5.0">3  &gt;= left [ matrix{0#0#1#1#1#1#0#0} right ]    * underline {m} ( k) </annotation>
  </semantics>
</math>
</file>

<file path=Object 4/content.xml><?xml version="1.0" encoding="utf-8"?>
<math xmlns="http://www.w3.org/1998/Math/MathML" display="block">
  <semantics>
    <mrow>
      <mrow>
        <mi>b</mi>
        <mo stretchy="false">≥</mo>
        <mrow>
          <msup>
            <munder accentunder="true">
              <mi>l</mi>
              <mo>̲</mo>
            </munder>
            <mi>T</mi>
          </msup>
          <mo stretchy="false">∗</mo>
          <munder accentunder="true">
            <mi>m</mi>
            <mo>̲</mo>
          </munder>
        </mrow>
      </mrow>
      <mrow>
        <mo fence="true" stretchy="false">(</mo>
        <mrow>
          <mi>k</mi>
        </mrow>
        <mo fence="true" stretchy="false">)</mo>
      </mrow>
    </mrow>
    <annotation encoding="StarMath 5.0">b&gt;= {underline { l}}^{T} * underline {m} ( k )</annotation>
  </semantics>
</math>
</file>

<file path=Object 5/content.xml><?xml version="1.0" encoding="utf-8"?>
<math xmlns="http://www.w3.org/1998/Math/MathML" display="block">
  <semantics>
    <mrow>
      <msubsup>
        <munder accentunder="true">
          <mi>n</mi>
          <mo>̲</mo>
        </munder>
        <mi>c</mi>
        <mi>T</mi>
      </msubsup>
      <mo stretchy="false">=</mo>
      <mrow>
        <mrow>
          <mo stretchy="false">−</mo>
          <msup>
            <munder accentunder="true">
              <mi>l</mi>
              <mo>̲</mo>
            </munder>
            <mi>T</mi>
          </msup>
        </mrow>
        <mo stretchy="false">∗</mo>
        <munder accentunder="true">
          <mi>N</mi>
          <mo>̲</mo>
        </munder>
      </mrow>
    </mrow>
    <annotation encoding="StarMath 5.0">{underline { n}}_{c}^{T} =- {underline { l}}^{T} * underline {N} </annotation>
  </semantics>
</math>
</file>

<file path=Object 6/content.xml><?xml version="1.0" encoding="utf-8"?>
<math xmlns="http://www.w3.org/1998/Math/MathML" display="block">
  <semantics>
    <msub>
      <mi>s</mi>
      <mi>c</mi>
    </msub>
    <annotation encoding="StarMath 5.0">s_{c}</annotation>
  </semantics>
</math>
</file>

<file path=Object 7/content.xml><?xml version="1.0" encoding="utf-8"?>
<math xmlns="http://www.w3.org/1998/Math/MathML" display="block">
  <semantics>
    <mrow>
      <msubsup>
        <munder accentunder="true">
          <mi>n</mi>
          <mo>̲</mo>
        </munder>
        <mi>c</mi>
        <mi>T</mi>
      </msubsup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{underline { n}}^{T}_{c} = left [ matrix{0#-1#0#0#0#1#0} right ] </annotation>
  </semantics>
</math>
</file>

<file path=Object 8/content.xml><?xml version="1.0" encoding="utf-8"?>
<math xmlns="http://www.w3.org/1998/Math/MathML" display="block">
  <semantics>
    <mrow>
      <msub>
        <munder accentunder="true">
          <mi>m</mi>
          <mo>̲</mo>
        </munder>
        <mi>c</mi>
      </msub>
      <mrow>
        <mrow>
          <mo fence="true" stretchy="false">(</mo>
          <mrow>
            <mn>0</mn>
          </mrow>
          <mo fence="true" stretchy="false">)</mo>
        </mrow>
        <mo stretchy="false">=</mo>
        <mrow>
          <mi>b</mi>
          <mo stretchy="false">−</mo>
          <mrow>
            <msup>
              <munder accentunder="true">
                <mi>l</mi>
                <mo>̲</mo>
              </munder>
              <mi>T</mi>
            </msup>
            <mo stretchy="false">∗</mo>
            <munder accentunder="true">
              <mi>m</mi>
              <mo>̲</mo>
            </munder>
          </mrow>
        </mrow>
      </mrow>
      <mrow>
        <mo fence="true" stretchy="false">(</mo>
        <mrow>
          <mn>0</mn>
        </mrow>
        <mo fence="true" stretchy="false">)</mo>
      </mrow>
    </mrow>
    <annotation encoding="StarMath 5.0">{underline {m}} _ {c}( 0 )=b- {underline{l}}^{T}* underline {m} ( 0 )</annotation>
  </semantics>
</math>
</file>

<file path=Object 9/content.xml><?xml version="1.0" encoding="utf-8"?>
<math xmlns="http://www.w3.org/1998/Math/MathML" display="block">
  <semantics>
    <mrow>
      <msub>
        <munder accentunder="true">
          <mi>m</mi>
          <mo>̲</mo>
        </munder>
        <mi>c</mi>
      </msub>
      <mrow>
        <mrow>
          <mo fence="true" stretchy="false">(</mo>
          <mrow>
            <mn>0</mn>
          </mrow>
          <mo fence="true" stretchy="false">)</mo>
        </mrow>
        <mo stretchy="false">=</mo>
        <mn>3</mn>
      </mrow>
    </mrow>
    <annotation encoding="StarMath 5.0">{underline {m}} _ {c}( 0 )=3</annotation>
  </semantics>
</math>
</file>